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decre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 julio 1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4 noviembre 19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 enero 19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4 enero 19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 agosto 1928_1er. Decret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 agosto 1928_2° Decret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 agosto 1928_3° Decret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6 septiembre 19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 febrero 19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9 diciembre 19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7 abril 19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9 abril 19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 noviembre 19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0 enero 19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8 enero 1934_1er. Decret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8 enero 1934_2° Decret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8 enero 1934_3er. Decret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8 enero 1934_4to. Decret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 marzo 19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2 marzo 19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3 diciembre 193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5 diciembre 1934_1er. Decret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5 diciembre 1934_2º Decret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6 enero 19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8 enero 19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6 diciembre 19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2 agosto 193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31 diciembre 19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1 septiembre 194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9 noviembre 194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14 diciembre 1940_1er. Decret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14 diciembre 1940_2º Decret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4 octubre 194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17 noviembre 194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18 noviembre 19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30 diciembre 194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8 enero 194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10 febrero 194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1 septiembre 194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1 abril 194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30 diciembre 1946_1er. Decret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30 diciembre 1946_2° Decret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30 diciembre 1946_3er. Decret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2 febrero 1947_1er. Decret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2 febrero 1947_2º Decret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9 diciembre 194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 diciembre 1948_1er. Decret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 diciembre 1948_2° Decret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0 febrero 194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9 febrero 195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14 marzo 19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8 marzo 195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1 junio 195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16 enero 195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7 octubre 195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 enero 196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5 diciembre 196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 diciembre 196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29 diciembre 19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7 enero 196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7 noviembre 196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 noviembre 196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21 noviembre 196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2 junio 196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3 febrero 196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13 enero 196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1 octubre 1966_1er. Decreto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1 octubre 1966_2° Decret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22 octubre 19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4 octubre 196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5 octubre 196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2 diciembre 196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6 diciembre 196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6 julio 1971_1er. Decreto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6 julio 1971_2° Decreto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22 octubre 197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4 febrero 1972_1er. Decreto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14 febrero 1972_2° Decreto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10 noviembre 197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31 enero 197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 marzo 19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8 octubre 197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31 diciembre 197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6 febrero 1975_1er. Decreto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6 febrero 1975_2° Decret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17 febrero 197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17 marzo 197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6 febrero 1976_1er. Decret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6 febrero 1976_2º Decret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 febrero 19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6 diciembre 197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9 enero 1978_1er. Decreto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9 enero 1978_2° Decret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3 enero 197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9 diciembre 197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6 agosto 197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18 marzo 198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9 junio 198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9 diciembre 198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1 abril 1981_1er. Decreto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1 abril 1981_2° Decreto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2 abril 198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17 noviembre 1982_1er. Decreto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17 noviembre 1982_2° Decreto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28 diciembre 198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3 febrero 1983_1er. Decreto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3 febrero 1983_2° Decreto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3 febrero 1983_3er. Decreto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3 febrero 1983_4to. Decreto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7 febrero 198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14 enero 198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8 febrero 198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7 abril 1986_1er. Decreto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7 abril 1986_2° Decreto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15 diciembre 198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23 diciembre 198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17 marzo 1987_1er. Decreto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17 marzo 1987_2° Decreto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10 agosto 1987_1er. Decreto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10 agosto 1987_2° Decreto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0 agosto 1987_3er. Decreto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10 agosto 1987_4to. Decret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11 mayo 198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6 abril 199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7 junio 199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6 enero 199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8 enero 1992_1er. Decreto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8 enero 1992_2° Decreto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8 enero 1992_3er. Decreto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5 marzo 199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9 marzo 199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 agosto 1993_1er. Decreto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 agosto 1993_2° Decreto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23 agosto 199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3 septiembre 1993_1er. Decreto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3 septiembre 1993_2° Decreto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3 septiembre 1993_3er. Decreto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6 septiembre 1993_1ra. Fe de errata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6 septiembre 1993_2da. Fe de errata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6 septiembre 1993_3ra. Fe de errata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25 octubre 199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19 abril 199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1 julio 199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31 diciembre 199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3 enero 199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 marzo 199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3 julio 199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22 agosto 199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20 marzo 199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6 febrero 199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8 marzo 199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11 junio 199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28 junio 1999_1er. Decreto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28 junio 1999_2° Decreto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28 junio 1999_3er. Decreto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9 julio 199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30 julio 199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13 septiembre 199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3 diciembre 19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7 abril 2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12 abril 20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1 septiembre 2000_1er. Decreto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1 septiembre 2000_2° Decreto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14 agosto 200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14 junio 200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2 noviembre 200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9 septiembre 200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9 octubre 200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5 abril 200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2 julio 200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30 julio 200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2 agosto 200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27 septiembre 200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 junio 200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8 noviembre 200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8 diciembre 200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9 diciembre 200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2 diciembre 200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7 abril 200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14 septiembre 200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4 diciembre 2006_1er. Decreto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4 diciembre 2006_2° Decreto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12 febrero 200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19 junio 2007_1er. Decreto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19 junio 2007_2° Decreto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 julio 2007_1er. Decreto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 julio 2007_2° Decreto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 agosto 200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15 agosto 200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7 septiembre 200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13 noviembre 200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7 mayo 20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18 junio 200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15 agosto 200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9 agosto 200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26 septiembre 200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30 abril 2009_1er. Decreto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30 abril 2009_2° Decreto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4 mayo 20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 junio 200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5 junio 200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14 agosto 200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4 agosto 200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7 abril 201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9 julio 201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13 abril 201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6 junio 201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10 junio 201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14 julio 201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17 agosto 201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12 octubre 2011_1er. Decreto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12 octubre 2011_2° Decreto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13 octubre 201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8 febrero 201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9 febrero 201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5 junio 201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9 agosto 201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15 octubre 201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30 noviembre 201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6 febrero 201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05 junio 201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1 junio 201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19 julio 201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30 septiembre 201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8 octubre 201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 diciembre 201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7 diciembre 2013_1er. Decreto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7 diciembre 2013_2º Decreto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7 febrero 201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10 febrero 201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17 junio 2014_1er Decreto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17 junio 2014_2° Decreto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7 junio 2014_3er. Decreto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7 julio 201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2 mayo 201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6 mayo 201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7 mayo 201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2 julio 201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10 julio 201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27 enero 201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29 enero 20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5 julio 201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15 agosto 201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05 febrero 201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4 febrero 20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28/02/2017</text:date>, <text:time>09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7-02-28T09:29:16.70</meta:creation-date>
    <dc:date>2017-02-28T09:41:35.55</dc:date>
    <dc:creator>Eric Magar</dc:creator>
    <meta:editing-duration>PT12M29S</meta:editing-duration>
    <meta:editing-cycles>1</meta:editing-cycles>
    <meta:document-statistic meta:table-count="3" meta:cell-count="492" meta:object-count="0"/>
    <meta:generator>OpenOffice/4.1.2$Win32 OpenOffice.org_project/412m3$Build-9782</meta:generator>
  </office:meta>
</office:document-meta>
</file>